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text:p>
      <text:p text:style-name="P1"/>
      <text:p text:style-name="Standard"><text:span text:style-name="T1">For approaching an effective solution to the problem asked from XY real estate company, Jasmine the data scientist, uses Jupyter Lab Notebook for her project. Firstly </text:span>scrapes the following Wikipedia page, <text:a xlink:type="simple" xlink:href="https://en.wikipedia.org/wiki/List_of_postal_codes_of_Canada:_M" text:style-name="Internet_20_link" text:visited-style-name="Visited_20_Internet_20_Link">https://en.wikipedia.org/wiki/List_of_postal_codes_of_Canada:_M</text:a> ,in order to obtain the data that is in the table of postal codes and to transform the data into a <text:span text:style-name="Emphasis">pandas </text:span>dataframe. She then <text:span text:style-name="T1">uses location data provider Foursquare API in order to leverage data for interesting points of each neighborhood. In order to get access to Foursquare Api she needs coordinates of each neighborhood provided by the following csv file </text:span><text:a xlink:type="simple" xlink:href="https://cocl.us/Geospatial_data" text:style-name="Internet_20_link" text:visited-style-name="Visited_20_Internet_20_Link"><text:span text:style-name="T1">https://cocl.us/Geospatial_data</text:span></text:a><text:span text:style-name="T1"> . She makes new dataframes with the types of venues and then use Folium map with markers to visualize her investig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07T15:26:14.26</meta:creation-date>
    <meta:document-statistic meta:table-count="0" meta:image-count="0" meta:object-count="0" meta:page-count="1" meta:paragraph-count="2" meta:word-count="117" meta:character-count="784"/>
    <dc:date>2020-08-07T15:40:27.60</dc:date>
    <meta:editing-duration>PT14M13S</meta:editing-duration>
    <meta:editing-cycles>1</meta:editing-cycles>
    <meta:generator>OpenOffice/4.1.1$Win32 OpenOffice.org_project/411m6$Build-9775</meta:generator>
  </office:meta>
</office:document-meta>
</file>